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T1" style:family="text">
      <style:text-properties fo:color="#a31515"/>
    </style:style>
    <style:style style:name="T2" style:family="text">
      <style:text-properties fo:color="#098658"/>
    </style:style>
    <style:style style:name="T3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"""</text:p>
      <text:p text:style-name="P2">Name: Kushal Kishor Shankhapal</text:p>
      <text:p text:style-name="P2">Roll no: 57</text:p>
      <text:p text:style-name="P2">Branch: IT-3</text:p>
      <text:p text:style-name="P2">Date: 12/12/2022</text:p>
      <text:p text:style-name="P2">Assingnment no: Practice Test</text:p>
      <text:p text:style-name="P2">Assingnment Name:</text:p>
      <text:p text:style-name="P2">Write a program to accept a number from user, and display that many terms of the Fibonacci Series.</text:p>
      <text:p text:style-name="P2">"""</text:p>
      <text:p text:style-name="P3"/>
      <text:p text:style-name="P1">num = int(input(<text:span text:style-name="T1">"How many terms of the Fibonacci Series do you want to see ? : "</text:span>))</text:p>
      <text:p text:style-name="P1">num -= <text:span text:style-name="T2">2</text:span></text:p>
      <text:p text:style-name="P1">series = [<text:span text:style-name="T2">0</text:span>,<text:span text:style-name="T2">1</text:span>]</text:p>
      <text:p text:style-name="P1">current_index = <text:span text:style-name="T2">1</text:span></text:p>
      <text:p text:style-name="P1"><text:span text:style-name="T3">while</text:span> current_index &lt;= num:</text:p>
      <text:p text:style-name="P1"><text:tab/>series.append(series[current_index] + series[current_index - <text:span text:style-name="T2">1</text:span>])</text:p>
      <text:p text:style-name="P1"><text:tab/>current_index += <text:span text:style-name="T2">1</text:span></text:p>
      <text:p text:style-name="P3"/>
      <text:p text:style-name="P1">print(<text:span text:style-name="T1">"First"</text:span> , num + <text:span text:style-name="T2">2</text:span>, <text:span text:style-name="T1">"terms of Fibonacci series: "</text:span>, series)</text:p>
      <text:p text:style-name="P3"/>
      <text:p text:style-name="P2">"""</text:p>
      <text:p text:style-name="P2">Output: </text:p>
      <text:p text:style-name="P3"/>
      <text:p text:style-name="P2">cc-25@cc25-OptiPlex-3010:~/Desktop/Kushal_Files$ /bin/python3 /home/cc-25/Desktop/Kushal_Files/Kushal_Fibonacci.py</text:p>
      <text:p text:style-name="P2">How many terms of the Fibonacci Series do you want to see ? : 10</text:p>
      <text:p text:style-name="P2">First 10 terms of Fibonacci series: [0, 1, 1, 2, 3, 5, 8, 13, 21, 34]</text:p>
      <text:p text:style-name="P2">cc-25@cc25-OptiPlex-3010:~/Desktop/Kushal_Files$</text:p>
      <text:p text:style-name="P2">"""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5:49:28.765649832</meta:creation-date>
    <dc:date>2022-12-12T15:52:40.713803180</dc:date>
    <meta:editing-duration>PT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24" meta:character-count="823" meta:non-whitespace-character-count="720"/>
  </office:meta>
</office:document-meta>
</file>